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931in" table:align="margins" style:writing-mode="lr-tb"/>
    </style:style>
    <style:style style:name="tgradhead.A" style:family="table-column">
      <style:table-column-properties style:column-width="2.2313in" style:rel-column-width="21845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5"/>
      <text:p text:style-name="P5">Operating conditions: </text:p>
      <text:p text:style-name="P43"><text:span text:style-name="T7">- Air temperature<text:tab/></text:span><text:span text:style-name="T20"><text:tab/><text:tab/><text:tab/><text:tab/>+</text:span><text:span text:style-name="T7">$temp</text:span><text:span text:style-name="T20"> °</text:span><text:span text:style-name="T7">C</text:span></text:p>
      <text:p text:style-name="P45">- Atmospheric pressure<text:tab/><text:tab/><text:tab/><text:tab/>98,5 kPa</text:p>
      <text:p text:style-name="P43"><text:span text:style-name="T7">- Relative humidity<text:tab/><text:tab/></text:span><text:span text:style-name="T7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7">Calibration means:</text:p>
      <text:p text:style-name="P47">- $eng_facility_110$;</text:p>
      <text:p text:style-name="P46">- $eng_facility_130$;</text:p>
      <text:p text:style-name="P46">- $facility_src_cs_eng$;</text:p>
      <text:list xml:id="list3628019896242829377" text:style-name="L1">
        <text:list-header>
          <text:p text:style-name="P48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4">Relative gamma radiation dose rate measure-ment</text:span> error</text:p>
            <text:p text:style-name="P20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3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6">H</text:span><text:span text:style-name="T12">2</text:span></text:p>
          </table:table-cell>
          <table:table-cell table:style-name="t1.D3" office:value-type="string">
            <text:p text:style-name="P23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</text:p>
          </table:table-cell>
          <table:table-cell table:style-name="t1.B5" office:value-type="string">
            <text:p text:style-name="P18">$1-40</text:p>
          </table:table-cell>
          <table:table-cell table:style-name="t1.B5" office:value-type="string">
            <text:p text:style-name="P18">$1-50</text:p>
          </table:table-cell>
          <table:table-cell table:style-name="t1.B5" office:value-type="string">
            <text:p text:style-name="P18">$1-60</text:p>
          </table:table-cell>
          <table:table-cell table:style-name="t1.B5" office:value-type="string">
            <text:p text:style-name="P18">$1-70</text:p>
          </table:table-cell>
          <table:table-cell table:style-name="t1.B5" office:value-type="string">
            <text:p text:style-name="P18">$1-80</text:p>
          </table:table-cell>
          <table:table-cell table:style-name="t1.B5" office:value-type="string">
            <text:p text:style-name="P18">$1-00</text:p>
          </table:table-cell>
          <table:table-cell table:style-name="t1.B5" office:value-type="string">
            <text:p text:style-name="P18">$1-10</text:p>
          </table:table-cell>
          <table:table-cell table:style-name="t1.B5" office:value-type="string">
            <text:p text:style-name="P18">$1-20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</text:p>
          </table:table-cell>
          <table:table-cell table:style-name="t1.B5" office:value-type="string">
            <text:p text:style-name="P18">$1-41</text:p>
          </table:table-cell>
          <table:table-cell table:style-name="t1.B5" office:value-type="string">
            <text:p text:style-name="P18">$1-51</text:p>
          </table:table-cell>
          <table:table-cell table:style-name="t1.B5" office:value-type="string">
            <text:p text:style-name="P18">$1-61</text:p>
          </table:table-cell>
          <table:table-cell table:style-name="t1.B5" office:value-type="string">
            <text:p text:style-name="P18">$1-71</text:p>
          </table:table-cell>
          <table:table-cell table:style-name="t1.B5" office:value-type="string">
            <text:p text:style-name="P18">$1-81</text:p>
          </table:table-cell>
          <table:table-cell table:style-name="t1.B5" office:value-type="string">
            <text:p text:style-name="P18">$1-01</text:p>
          </table:table-cell>
          <table:table-cell table:style-name="t1.B5" office:value-type="string">
            <text:p text:style-name="P18">$1-11</text:p>
          </table:table-cell>
          <table:table-cell table:style-name="t1.B5" office:value-type="string">
            <text:p text:style-name="P18">$1-21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</text:p>
          </table:table-cell>
          <table:table-cell table:style-name="t1.B5" office:value-type="string">
            <text:p text:style-name="P18">$1-42</text:p>
          </table:table-cell>
          <table:table-cell table:style-name="t1.B5" office:value-type="string">
            <text:p text:style-name="P18">$1-52</text:p>
          </table:table-cell>
          <table:table-cell table:style-name="t1.B5" office:value-type="string">
            <text:p text:style-name="P18">$1-62</text:p>
          </table:table-cell>
          <table:table-cell table:style-name="t1.B5" office:value-type="string">
            <text:p text:style-name="P18">$1-72</text:p>
          </table:table-cell>
          <table:table-cell table:style-name="t1.B5" office:value-type="string">
            <text:p text:style-name="P18">$1-82</text:p>
          </table:table-cell>
          <table:table-cell table:style-name="t1.B5" office:value-type="string">
            <text:p text:style-name="P18">$1-02</text:p>
          </table:table-cell>
          <table:table-cell table:style-name="t1.B5" office:value-type="string">
            <text:p text:style-name="P18">$1-12</text:p>
          </table:table-cell>
          <table:table-cell table:style-name="t1.B5" office:value-type="string">
            <text:p text:style-name="P18">$1-22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</text:p>
          </table:table-cell>
          <table:table-cell table:style-name="t1.B5" office:value-type="string">
            <text:p text:style-name="P18">$1-43</text:p>
          </table:table-cell>
          <table:table-cell table:style-name="t1.B5" office:value-type="string">
            <text:p text:style-name="P18">$1-53</text:p>
          </table:table-cell>
          <table:table-cell table:style-name="t1.B5" office:value-type="string">
            <text:p text:style-name="P18">$1-63</text:p>
          </table:table-cell>
          <table:table-cell table:style-name="t1.B5" office:value-type="string">
            <text:p text:style-name="P18">$1-73</text:p>
          </table:table-cell>
          <table:table-cell table:style-name="t1.B5" office:value-type="string">
            <text:p text:style-name="P18">$1-83</text:p>
          </table:table-cell>
          <table:table-cell table:style-name="t1.B5" office:value-type="string">
            <text:p text:style-name="P18">$1-03</text:p>
          </table:table-cell>
          <table:table-cell table:style-name="t1.B5" office:value-type="string">
            <text:p text:style-name="P18">$1-13</text:p>
          </table:table-cell>
          <table:table-cell table:style-name="t1.B5" office:value-type="string">
            <text:p text:style-name="P18">$1-23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</text:p>
          </table:table-cell>
          <table:table-cell table:style-name="t1.B5" office:value-type="string">
            <text:p text:style-name="P18">$1-44</text:p>
          </table:table-cell>
          <table:table-cell table:style-name="t1.B5" office:value-type="string">
            <text:p text:style-name="P18">$1-54</text:p>
          </table:table-cell>
          <table:table-cell table:style-name="t1.B5" office:value-type="string">
            <text:p text:style-name="P18">$1-64</text:p>
          </table:table-cell>
          <table:table-cell table:style-name="t1.B5" office:value-type="string">
            <text:p text:style-name="P18">$1-74</text:p>
          </table:table-cell>
          <table:table-cell table:style-name="t1.B5" office:value-type="string">
            <text:p text:style-name="P18">$1-84</text:p>
          </table:table-cell>
          <table:table-cell table:style-name="t1.B5" office:value-type="string">
            <text:p text:style-name="P18">$1-04</text:p>
          </table:table-cell>
          <table:table-cell table:style-name="t1.B5" office:value-type="string">
            <text:p text:style-name="P18">$1-14</text:p>
          </table:table-cell>
          <table:table-cell table:style-name="t1.B5" office:value-type="string">
            <text:p text:style-name="P18">$1-24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</text:p>
          </table:table-cell>
          <table:table-cell table:style-name="t1.B5" office:value-type="string">
            <text:p text:style-name="P18">$1-45</text:p>
          </table:table-cell>
          <table:table-cell table:style-name="t1.B5" office:value-type="string">
            <text:p text:style-name="P18">$1-55</text:p>
          </table:table-cell>
          <table:table-cell table:style-name="t1.B5" office:value-type="string">
            <text:p text:style-name="P18">$1-65</text:p>
          </table:table-cell>
          <table:table-cell table:style-name="t1.B5" office:value-type="string">
            <text:p text:style-name="P18">$1-75</text:p>
          </table:table-cell>
          <table:table-cell table:style-name="t1.B5" office:value-type="string">
            <text:p text:style-name="P18">$1-85</text:p>
          </table:table-cell>
          <table:table-cell table:style-name="t1.B5" office:value-type="string">
            <text:p text:style-name="P18">$1-05</text:p>
          </table:table-cell>
          <table:table-cell table:style-name="t1.B5" office:value-type="string">
            <text:p text:style-name="P18">$1-15</text:p>
          </table:table-cell>
          <table:table-cell table:style-name="t1.B5" office:value-type="string">
            <text:p text:style-name="P18">$1-25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</text:p>
          </table:table-cell>
          <table:table-cell table:style-name="t1.B5" office:value-type="string">
            <text:p text:style-name="P18">$1-46</text:p>
          </table:table-cell>
          <table:table-cell table:style-name="t1.B5" office:value-type="string">
            <text:p text:style-name="P18">$1-56</text:p>
          </table:table-cell>
          <table:table-cell table:style-name="t1.B5" office:value-type="string">
            <text:p text:style-name="P18">$1-66</text:p>
          </table:table-cell>
          <table:table-cell table:style-name="t1.B5" office:value-type="string">
            <text:p text:style-name="P18">$1-76</text:p>
          </table:table-cell>
          <table:table-cell table:style-name="t1.B5" office:value-type="string">
            <text:p text:style-name="P18">$1-86</text:p>
          </table:table-cell>
          <table:table-cell table:style-name="t1.B5" office:value-type="string">
            <text:p text:style-name="P18">$1-06</text:p>
          </table:table-cell>
          <table:table-cell table:style-name="t1.B5" office:value-type="string">
            <text:p text:style-name="P18">$1-16</text:p>
          </table:table-cell>
          <table:table-cell table:style-name="t1.B5" office:value-type="string">
            <text:p text:style-name="P18">$1-26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</text:p>
          </table:table-cell>
          <table:table-cell table:style-name="t1.B12" office:value-type="string">
            <text:p text:style-name="P18">$1-47</text:p>
          </table:table-cell>
          <table:table-cell table:style-name="t1.B12" office:value-type="string">
            <text:p text:style-name="P18">$1-57</text:p>
          </table:table-cell>
          <table:table-cell table:style-name="t1.B12" office:value-type="string">
            <text:p text:style-name="P18">$1-67</text:p>
          </table:table-cell>
          <table:table-cell table:style-name="t1.B12" office:value-type="string">
            <text:p text:style-name="P18">$1-77</text:p>
          </table:table-cell>
          <table:table-cell table:style-name="t1.B12" office:value-type="string">
            <text:p text:style-name="P18">$1-87</text:p>
          </table:table-cell>
          <table:table-cell table:style-name="t1.B12" office:value-type="string">
            <text:p text:style-name="P18">$1-07</text:p>
          </table:table-cell>
          <table:table-cell table:style-name="t1.B12" office:value-type="string">
            <text:p text:style-name="P18">$1-17</text:p>
          </table:table-cell>
          <table:table-cell table:style-name="t1.B12" office:value-type="string">
            <text:p text:style-name="P18">$1-27</text:p>
          </table:table-cell>
          <table:covered-table-cell/>
        </table:table-row>
      </table:table>
      <text:p text:style-name="P40"/>
      <text:p text:style-name="P41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42">S/N</text:p>
          </table:table-cell>
          <table:table-cell table:style-name="tgradhead.B1" office:value-type="string">
            <text:p text:style-name="P37"><text:span text:style-name="T20">Н</text:span><text:span text:style-name="T17">с</text:span><text:span text:style-name="T14"> </text:span><text:span text:style-name="T7">calibration value, </text:span></text:p>
            <text:p text:style-name="P38">nSv/h</text:p>
          </table:table-cell>
          <table:table-cell table:style-name="tgradhead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_g1<text:span text:style-name="T33">$</text:span></text:p>
          </table:table-cell>
          <table:table-cell table:style-name="tgrad1.B1" office:value-type="string">
            <text:p text:style-name="P13">$grad1$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_g2<text:span text:style-name="T33">$</text:span></text:p>
          </table:table-cell>
          <table:table-cell table:style-name="tgrad2.B1" office:value-type="string">
            <text:p text:style-name="P13">$grad2$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_g3<text:span text:style-name="T33">$</text:span></text:p>
          </table:table-cell>
          <table:table-cell table:style-name="tgrad3.B1" office:value-type="string">
            <text:p text:style-name="P13">$grad3$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_g4<text:span text:style-name="T33">$</text:span></text:p>
          </table:table-cell>
          <table:table-cell table:style-name="tgrad4.B1" office:value-type="string">
            <text:p text:style-name="P13">$grad4$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_g5<text:span text:style-name="T33">$</text:span></text:p>
          </table:table-cell>
          <table:table-cell table:style-name="tgrad5.B1" office:value-type="string">
            <text:p text:style-name="P13">$grad5$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_g6<text:span text:style-name="T33">$</text:span></text:p>
          </table:table-cell>
          <table:table-cell table:style-name="tgrad6.B1" office:value-type="string">
            <text:p text:style-name="P13">$grad6$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_g7<text:span text:style-name="T33">$</text:span></text:p>
          </table:table-cell>
          <table:table-cell table:style-name="tgrad7.B1" office:value-type="string">
            <text:p text:style-name="P13">$grad7$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_g8<text:span text:style-name="T33">$</text:span></text:p>
          </table:table-cell>
          <table:table-cell table:style-name="tgrad8.B1" office:value-type="string">
            <text:p text:style-name="P13">$grad8$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_g9<text:span text:style-name="T33">$</text:span></text:p>
          </table:table-cell>
          <table:table-cell table:style-name="tgrad9.B1" office:value-type="string">
            <text:p text:style-name="P13">$grad9$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_g10<text:span text:style-name="T33">$</text:span></text:p>
          </table:table-cell>
          <table:table-cell table:style-name="tgrad10.B1" office:value-type="string">
            <text:p text:style-name="P13">$grad10$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3">$bd_num_g11<text:span text:style-name="T33">$</text:span></text:p>
          </table:table-cell>
          <table:table-cell table:style-name="tgrad11.B1" office:value-type="string">
            <text:p text:style-name="P13">$grad11$</text:p>
          </table:table-cell>
          <table:table-cell table:style-name="tgrad11.C1" office:value-type="string">
            <text:p text:style-name="P14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3">$bd_num_g12<text:span text:style-name="T33">$</text:span></text:p>
          </table:table-cell>
          <table:table-cell table:style-name="tgrad12.B1" office:value-type="string">
            <text:p text:style-name="P13">$grad12$</text:p>
          </table:table-cell>
          <table:table-cell table:style-name="tgrad12.C1" office:value-type="string">
            <text:p text:style-name="P14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3">$bd_num_g13<text:span text:style-name="T33">$</text:span></text:p>
          </table:table-cell>
          <table:table-cell table:style-name="tgrad13.B1" office:value-type="string">
            <text:p text:style-name="P13">$grad13$</text:p>
          </table:table-cell>
          <table:table-cell table:style-name="tgrad13.C1" office:value-type="string">
            <text:p text:style-name="P14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13">$bd_num_g14<text:span text:style-name="T33">$</text:span></text:p>
          </table:table-cell>
          <table:table-cell table:style-name="tgrad14.B1" office:value-type="string">
            <text:p text:style-name="P13">$grad14$</text:p>
          </table:table-cell>
          <table:table-cell table:style-name="tgrad14.C1" office:value-type="string">
            <text:p text:style-name="P14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3">$bd_num_g15<text:span text:style-name="T33">$</text:span></text:p>
          </table:table-cell>
          <table:table-cell table:style-name="tgrad15.B1" office:value-type="string">
            <text:p text:style-name="P13">$grad15$</text:p>
          </table:table-cell>
          <table:table-cell table:style-name="tgrad15.C1" office:value-type="string">
            <text:p text:style-name="P14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3">$bd_num_g16<text:span text:style-name="T33">$</text:span></text:p>
          </table:table-cell>
          <table:table-cell table:style-name="tgrad16.B1" office:value-type="string">
            <text:p text:style-name="P13">$grad16$</text:p>
          </table:table-cell>
          <table:table-cell table:style-name="tgrad16.C1" office:value-type="string">
            <text:p text:style-name="P14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3">$bd_num_g17<text:span text:style-name="T33">$</text:span></text:p>
          </table:table-cell>
          <table:table-cell table:style-name="tgrad17.B1" office:value-type="string">
            <text:p text:style-name="P13">$grad17$</text:p>
          </table:table-cell>
          <table:table-cell table:style-name="tgrad17.C1" office:value-type="string">
            <text:p text:style-name="P14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3">$bd_num_g18<text:span text:style-name="T33">$</text:span></text:p>
          </table:table-cell>
          <table:table-cell table:style-name="tgrad18.B1" office:value-type="string">
            <text:p text:style-name="P13">$grad18$</text:p>
          </table:table-cell>
          <table:table-cell table:style-name="tgrad18.C1" office:value-type="string">
            <text:p text:style-name="P14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3">$bd_num_g19<text:span text:style-name="T33">$</text:span></text:p>
          </table:table-cell>
          <table:table-cell table:style-name="tgrad19.B1" office:value-type="string">
            <text:p text:style-name="P13">$grad19$</text:p>
          </table:table-cell>
          <table:table-cell table:style-name="tgrad19.C1" office:value-type="string">
            <text:p text:style-name="P14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3">$bd_num_g20<text:span text:style-name="T33">$</text:span></text:p>
          </table:table-cell>
          <table:table-cell table:style-name="tgrad20.B1" office:value-type="string">
            <text:p text:style-name="P13">$grad20$</text:p>
          </table:table-cell>
          <table:table-cell table:style-name="tgrad20.C1" office:value-type="string">
            <text:p text:style-name="P14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3">$bd_num_g21<text:span text:style-name="T33">$</text:span></text:p>
          </table:table-cell>
          <table:table-cell table:style-name="tgrad21.B1" office:value-type="string">
            <text:p text:style-name="P13">$grad21$</text:p>
          </table:table-cell>
          <table:table-cell table:style-name="tgrad21.C1" office:value-type="string">
            <text:p text:style-name="P14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3">$bd_num_g22<text:span text:style-name="T33">$</text:span></text:p>
          </table:table-cell>
          <table:table-cell table:style-name="tgrad22.B1" office:value-type="string">
            <text:p text:style-name="P13">$grad22$</text:p>
          </table:table-cell>
          <table:table-cell table:style-name="tgrad22.C1" office:value-type="string">
            <text:p text:style-name="P14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3">$bd_num_g23<text:span text:style-name="T33">$</text:span></text:p>
          </table:table-cell>
          <table:table-cell table:style-name="tgrad23.B1" office:value-type="string">
            <text:p text:style-name="P13">$grad23$</text:p>
          </table:table-cell>
          <table:table-cell table:style-name="tgrad23.C1" office:value-type="string">
            <text:p text:style-name="P14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3">$bd_num_g24<text:span text:style-name="T33">$</text:span></text:p>
          </table:table-cell>
          <table:table-cell table:style-name="tgrad24.B1" office:value-type="string">
            <text:p text:style-name="P13">$grad24$</text:p>
          </table:table-cell>
          <table:table-cell table:style-name="tgrad24.C1" office:value-type="string">
            <text:p text:style-name="P14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3">$bd_num_g25<text:span text:style-name="T33">$</text:span></text:p>
          </table:table-cell>
          <table:table-cell table:style-name="tgrad25.B1" office:value-type="string">
            <text:p text:style-name="P13">$grad25$</text:p>
          </table:table-cell>
          <table:table-cell table:style-name="tgrad25.C1" office:value-type="string">
            <text:p text:style-name="P14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3">$bd_num_g26<text:span text:style-name="T33">$</text:span></text:p>
          </table:table-cell>
          <table:table-cell table:style-name="tgrad26.B1" office:value-type="string">
            <text:p text:style-name="P13">$grad26$</text:p>
          </table:table-cell>
          <table:table-cell table:style-name="tgrad26.C1" office:value-type="string">
            <text:p text:style-name="P14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3">$bd_num_g27<text:span text:style-name="T33">$</text:span></text:p>
          </table:table-cell>
          <table:table-cell table:style-name="tgrad27.B1" office:value-type="string">
            <text:p text:style-name="P13">$grad27$</text:p>
          </table:table-cell>
          <table:table-cell table:style-name="tgrad27.C1" office:value-type="string">
            <text:p text:style-name="P14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3">$bd_num_g28<text:span text:style-name="T33">$</text:span></text:p>
          </table:table-cell>
          <table:table-cell table:style-name="tgrad28.B1" office:value-type="string">
            <text:p text:style-name="P13">$grad28$</text:p>
          </table:table-cell>
          <table:table-cell table:style-name="tgrad28.C1" office:value-type="string">
            <text:p text:style-name="P14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3">$bd_num_g29<text:span text:style-name="T33">$</text:span></text:p>
          </table:table-cell>
          <table:table-cell table:style-name="tgrad29.B1" office:value-type="string">
            <text:p text:style-name="P13">$grad29$</text:p>
          </table:table-cell>
          <table:table-cell table:style-name="tgrad29.C1" office:value-type="string">
            <text:p text:style-name="P14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3">$bd_num_g30<text:span text:style-name="T33">$</text:span></text:p>
          </table:table-cell>
          <table:table-cell table:style-name="tgrad30.B1" office:value-type="string">
            <text:p text:style-name="P13">$grad30$</text:p>
          </table:table-cell>
          <table:table-cell table:style-name="tgrad30.C1" office:value-type="string">
            <text:p text:style-name="P14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3">$bd_num_g31<text:span text:style-name="T33">$</text:span></text:p>
          </table:table-cell>
          <table:table-cell table:style-name="tgrad31.B1" office:value-type="string">
            <text:p text:style-name="P13">$grad31$</text:p>
          </table:table-cell>
          <table:table-cell table:style-name="tgrad31.C1" office:value-type="string">
            <text:p text:style-name="P14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3">$bd_num_g32<text:span text:style-name="T33">$</text:span></text:p>
          </table:table-cell>
          <table:table-cell table:style-name="tgrad32.B1" office:value-type="string">
            <text:p text:style-name="P13">$grad32$</text:p>
          </table:table-cell>
          <table:table-cell table:style-name="tgrad32.C1" office:value-type="string">
            <text:p text:style-name="P14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3">$bd_num_g33<text:span text:style-name="T33">$</text:span></text:p>
          </table:table-cell>
          <table:table-cell table:style-name="tgrad33.B1" office:value-type="string">
            <text:p text:style-name="P13">$grad33$</text:p>
          </table:table-cell>
          <table:table-cell table:style-name="tgrad33.C1" office:value-type="string">
            <text:p text:style-name="P14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3">$bd_num_g34<text:span text:style-name="T33">$</text:span></text:p>
          </table:table-cell>
          <table:table-cell table:style-name="tgrad34.B1" office:value-type="string">
            <text:p text:style-name="P13">$grad34$</text:p>
          </table:table-cell>
          <table:table-cell table:style-name="tgrad34.C1" office:value-type="string">
            <text:p text:style-name="P14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3">$bd_num_g35<text:span text:style-name="T33">$</text:span></text:p>
          </table:table-cell>
          <table:table-cell table:style-name="tgrad35.B1" office:value-type="string">
            <text:p text:style-name="P13">$grad35$</text:p>
          </table:table-cell>
          <table:table-cell table:style-name="tgrad35.C1" office:value-type="string">
            <text:p text:style-name="P14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3">$bd_num_g36<text:span text:style-name="T33">$</text:span></text:p>
          </table:table-cell>
          <table:table-cell table:style-name="tgrad36.B1" office:value-type="string">
            <text:p text:style-name="P13">$grad36$</text:p>
          </table:table-cell>
          <table:table-cell table:style-name="tgrad36.C1" office:value-type="string">
            <text:p text:style-name="P14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3">$bd_num_g37<text:span text:style-name="T33">$</text:span></text:p>
          </table:table-cell>
          <table:table-cell table:style-name="tgrad37.B1" office:value-type="string">
            <text:p text:style-name="P13">$grad37$</text:p>
          </table:table-cell>
          <table:table-cell table:style-name="tgrad37.C1" office:value-type="string">
            <text:p text:style-name="P14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3">$bd_num_g38<text:span text:style-name="T33">$</text:span></text:p>
          </table:table-cell>
          <table:table-cell table:style-name="tgrad38.B1" office:value-type="string">
            <text:p text:style-name="P13">$grad38$</text:p>
          </table:table-cell>
          <table:table-cell table:style-name="tgrad38.C1" office:value-type="string">
            <text:p text:style-name="P14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3">$bd_num_g39<text:span text:style-name="T33">$</text:span></text:p>
          </table:table-cell>
          <table:table-cell table:style-name="tgrad39.B1" office:value-type="string">
            <text:p text:style-name="P13">$grad39$</text:p>
          </table:table-cell>
          <table:table-cell table:style-name="tgrad39.C1" office:value-type="string">
            <text:p text:style-name="P14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3">$bd_num_g40<text:span text:style-name="T33">$</text:span></text:p>
          </table:table-cell>
          <table:table-cell table:style-name="tgrad40.B1" office:value-type="string">
            <text:p text:style-name="P13">$grad40$</text:p>
          </table:table-cell>
          <table:table-cell table:style-name="tgrad4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35:50.77</dc:date>
    <meta:print-date>2019-04-03T15:18:00</meta:print-date>
    <meta:editing-cycles>151</meta:editing-cycles>
    <meta:editing-duration>PT10H48M29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642"/>
  </office:meta>
</office:document-meta>
</file>